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f10b9" officeooo:paragraph-rsid="000f10b9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RatingBar is an extension of SeekBar and ProgressBar that shows a rating in stars.</text:p>
      <text:p text:style-name="P1">=&gt; The user can simply touch to giving ratin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8:13:02.610608242</meta:creation-date>
    <dc:date>2019-10-06T18:20:36.336247102</dc:date>
    <meta:editing-duration>PT7M34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2" meta:word-count="24" meta:character-count="131" meta:non-whitespace-character-count="109"/>
  </office:meta>
</office:document-meta>
</file>